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24200" calcext:value-type="float">
            <text:p>124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19800" calcext:value-type="float">
            <text:p>198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5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376.190476190476" calcext:value-type="float">
            <text:p>376.1904761905</text:p>
          </table:table-cell>
          <table:table-cell table:formula="of:=[.C54]/20" office:value-type="float" office:value="405" calcext:value-type="float">
            <text:p>405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410.526315789474" calcext:value-type="float">
            <text:p>410.5263157895</text:p>
          </table:table-cell>
          <table:table-cell table:formula="of:=[.F54]/22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4"/>
          <table:table-cell table:style-name="ce15" table:formula="of:=SUM([.B80:.F80])" office:value-type="float" office:value="8800" calcext:value-type="float">
            <text:p>88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hoxik</text:p>
          </table:table-cell>
          <table:table-cell table:number-columns-repeated="6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19" office:value-type="float" office:value="0" calcext:value-type="float">
            <text:p>0</text:p>
          </table:table-cell>
          <table:table-cell table:formula="of:=[.F80]/22"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1:38:15.685667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26T11:38:54.240855585</dc:date>
    <meta:editing-duration>P10DT39M54S</meta:editing-duration>
    <meta:editing-cycles>3111</meta:editing-cycles>
    <meta:generator>LibreOffice/4.2.8.2$Linux_X86_64 LibreOffice_project/420m0$Build-2</meta:generator>
    <meta:document-statistic meta:table-count="18" meta:cell-count="8367" meta:object-count="0"/>
  </office:meta>
</office:document-meta>
</file>